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" style:display-name="TABLA_RECEPCIONES" style:family="table">
      <style:table-properties style:width="10.1153in" fo:margin-left="0in" fo:margin-right="0in" table:align="margins"/>
    </style:style>
    <style:style style:name="TABLA_5f_RECEPCIONES.A" style:display-name="TABLA_RECEPCIONES.A" style:family="table-column">
      <style:table-column-properties style:column-width="2.159in" style:rel-column-width="13987*"/>
    </style:style>
    <style:style style:name="TABLA_5f_RECEPCIONES.B" style:display-name="TABLA_RECEPCIONES.B" style:family="table-column">
      <style:table-column-properties style:column-width="2.2889in" style:rel-column-width="14829*"/>
    </style:style>
    <style:style style:name="TABLA_5f_RECEPCIONES.C" style:display-name="TABLA_RECEPCIONES.C" style:family="table-column">
      <style:table-column-properties style:column-width="2.834in" style:rel-column-width="18359*"/>
    </style:style>
    <style:style style:name="TABLA_5f_RECEPCIONES.D" style:display-name="TABLA_RECEPCIONES.D" style:family="table-column">
      <style:table-column-properties style:column-width="2.834in" style:rel-column-width="18360*"/>
    </style:style>
    <style:style style:name="TABLA_5f_RECEPCIONES.1" style:display-name="TABLA_RECEPCIONES.1" style:family="table-row">
      <style:table-row-properties fo:keep-together="auto"/>
    </style:style>
    <style:style style:name="TABLA_5f_RECEPCIONES.A1" style:display-name="TABLA_RECEPCIONE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.D1" style:display-name="TABLA_RECEPCIONES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RECEPCIONES.2" style:display-name="TABLA_RECEPCIONES.2" style:family="table-row">
      <style:table-row-properties style:min-row-height="0.425in" fo:keep-together="auto"/>
    </style:style>
    <style:style style:name="TABLA_5f_RECEPCIONES.A2" style:display-name="TABLA_RECEPCIONE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B2" style:display-name="TABLA_RECEPCIONE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C2" style:display-name="TABLA_RECEPCIONE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.D2" style:display-name="TABLA_RECEPCIO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9f6ec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1eb3f2" style:font-size-asian="8pt" style:font-size-complex="8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rsid="0041c630" officeooo:paragraph-rsid="0041c630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083a4" officeooo:paragraph-rsid="004083a4" style:font-name-asian="Arial" style:font-size-asian="8pt" style:font-weight-asian="bold" style:font-name-complex="Arial" style:font-size-complex="8pt" style:font-weight-complex="bold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083a4" officeooo:paragraph-rsid="0030b2b2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1c630" officeooo:paragraph-rsid="0041c630" style:font-name-asian="Arial" style:font-size-asian="8pt" style:font-name-complex="Arial" style:font-size-complex="8pt"/>
    </style:style>
    <style:style style:name="P10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officeooo:rsid="003bffbc" officeooo:paragraph-rsid="003bffbc" style:font-name-asian="Arial" style:font-size-asian="15pt" style:font-weight-asian="bold" style:font-name-complex="Arial" style:font-size-complex="15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88ec1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cepciones finalizadas (Por Alta, Consumo o Transferencia)</text:p>
      <text:p text:style-name="P2"/>
      <text:p text:style-name="P3"/>
      <table:table table:name="TABLA_RECEPCIONES" table:style-name="TABLA_5f_RECEPCIONES">
        <table:table-column table:style-name="TABLA_5f_RECEPCIONES.A"/>
        <table:table-column table:style-name="TABLA_5f_RECEPCIONES.B"/>
        <table:table-column table:style-name="TABLA_5f_RECEPCIONES.C"/>
        <table:table-column table:style-name="TABLA_5f_RECEPCIONES.D"/>
        <table:table-header-rows>
          <table:table-row table:style-name="TABLA_5f_RECEPCIONES.1">
            <table:table-cell table:style-name="TABLA_5f_RECEPCIONES.A1" office:value-type="string">
              <text:p text:style-name="P7">Numero</text:p>
            </table:table-cell>
            <table:table-cell table:style-name="TABLA_5f_RECEPCIONES.A1" office:value-type="string">
              <text:p text:style-name="P7">Fecha</text:p>
            </table:table-cell>
            <table:table-cell table:style-name="TABLA_5f_RECEPCIONES.A1" office:value-type="string">
              <text:p text:style-name="P8">Tipo de documento</text:p>
            </table:table-cell>
            <table:table-cell table:style-name="TABLA_5f_RECEPCIONES.D1" office:value-type="string">
              <text:p text:style-name="P7">Docuemento principal</text:p>
            </table:table-cell>
          </table:table-row>
        </table:table-header-rows>
        <table:table-row table:style-name="TABLA_5f_RECEPCIONES.2">
          <table:table-cell table:style-name="TABLA_5f_RECEPCIONES.A2" office:value-type="string">
            <text:p text:style-name="P9">[NUMERO]</text:p>
          </table:table-cell>
          <table:table-cell table:style-name="TABLA_5f_RECEPCIONES.B2" office:value-type="string">
            <text:p text:style-name="P9">[FECHA]</text:p>
          </table:table-cell>
          <table:table-cell table:style-name="TABLA_5f_RECEPCIONES.C2" office:value-type="string">
            <text:p text:style-name="P9">[TIPO_DE_DOCUMENTO]</text:p>
          </table:table-cell>
          <table:table-cell table:style-name="TABLA_5f_RECEPCIONES.D2" office:value-type="string">
            <text:p text:style-name="P9">[DOCUMENTO_PRINCIPAL]</text:p>
          </table:table-cell>
        </table:table-row>
      </table:table>
      <text:p text:style-name="P4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9f6ec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style:font-name="Arial" fo:font-weight="bold" officeooo:rsid="00488ec1" style:font-name-asian="Arial" style:font-weight-asian="bold" style:font-name-complex="Arial" style:font-weight-complex="bold"/>
    </style:style>
    <style:style style:name="MT3" style:family="text">
      <style:text-properties style:font-name="Arial" style:font-name-asian="Arial" style:font-name-complex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emisión reporte</text:span><text:span text:style-name="MT3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43:13.361853889</dc:date>
    <meta:generator>LibreOffice/4.4.6.3$Linux_X86_64 LibreOffice_project/40m0$Build-3</meta:generator>
    <meta:editing-duration>PT20H43M55S</meta:editing-duration>
    <meta:editing-cycles>46</meta:editing-cycles>
    <dc:creator>gsantacruz </dc:creator>
    <meta:document-statistic meta:table-count="1" meta:image-count="1" meta:object-count="0" meta:page-count="1" meta:paragraph-count="11" meta:word-count="23" meta:character-count="193" meta:non-whitespace-character-count="181"/>
  </office:meta>
</office:document-meta>
</file>